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1.0429in"/>
    </style:style>
    <style:style style:name="co8" style:family="table-column">
      <style:table-column-properties fo:break-before="auto" style:column-width="0.8283in"/>
    </style:style>
    <style:style style:name="co9" style:family="table-column">
      <style:table-column-properties fo:break-before="auto" style:column-width="0.6465in"/>
    </style:style>
    <style:style style:name="co10" style:family="table-column">
      <style:table-column-properties fo:break-before="auto" style:column-width="0.53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.5445in" svg:height="1.9311in" svg:x="0.4957in" svg:y="12.5776in">
            <draw:object draw:notify-on-update-of-ranges="Sheet1.B67:Sheet1.F6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.9094in" svg:height="1.7004in" svg:x="9.4701in" svg:y="12.4445in">
            <draw:object draw:notify-on-update-of-ranges="Sheet1.J67:Sheet1.N6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5" table:default-cell-style-name="Default"/>
        <table:table-column table:style-name="co5" table:number-columns-repeated="2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{0: 0.001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['air1'</text:p>
          </table:table-cell>
          <table:table-cell office:value-type="string" calcext:value-type="string">
            <text:p><text:s/>'furnace1'</text:p>
          </table:table-cell>
          <table:table-cell office:value-type="string" calcext:value-type="string">
            <text:p><text:s/>'refrigerator1'</text:p>
          </table:table-cell>
          <table:table-cell office:value-type="string" calcext:value-type="string">
            <text:p><text:s/>'clotheswasher1'</text:p>
          </table:table-cell>
          <table:table-cell office:value-type="string" calcext:value-type="string">
            <text:p><text:s/>'drye1'</text:p>
          </table:table-cell>
          <table:table-cell office:value-type="string" calcext:value-type="string">
            <text:p><text:s/>'dishwasher1'</text:p>
          </table:table-cell>
          <table:table-cell office:value-type="string" calcext:value-type="string">
            <text:p><text:s/>'kitchenapp1'</text:p>
          </table:table-cell>
          <table:table-cell office:value-type="string" calcext:value-type="string">
            <text:p><text:s/>'microwave1']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{2859: ('2015-01-01'</text:p>
          </table:table-cell>
          <table:table-cell office:value-type="string" calcext:value-type="string">
            <text:p><text:s/>'2016-01-01')}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logTest</text:p>
          </table:table-cell>
          <table:table-cell office:value-type="string" calcext:value-type="string">
            <text:p>mse1_test</text:p>
          </table:table-cell>
          <table:table-cell office:value-type="string" calcext:value-type="string">
            <text:p>mse2_test</text:p>
          </table:table-cell>
          <table:table-cell office:value-type="string" calcext:value-type="string">
            <text:p>mse3_test</text:p>
          </table:table-cell>
          <table:table-cell office:value-type="string" calcext:value-type="string">
            <text:p>mse4_test</text:p>
          </table:table-cell>
          <table:table-cell office:value-type="string" calcext:value-type="string">
            <text:p>mse5_test</text:p>
          </table:table-cell>
          <table:table-cell office:value-type="string" calcext:value-type="string">
            <text:p><text:s/>mse6_test</text:p>
          </table:table-cell>
          <table:table-cell office:value-type="string" calcext:value-type="string">
            <text:p>mse7_test</text:p>
          </table:table-cell>
          <table:table-cell office:value-type="string" calcext:value-type="string">
            <text:p>mse8_test</text:p>
          </table:table-cell>
          <table:table-cell office:value-type="string" calcext:value-type="string">
            <text:p>mae1_test</text:p>
          </table:table-cell>
          <table:table-cell office:value-type="string" calcext:value-type="string">
            <text:p>mae2_test</text:p>
          </table:table-cell>
          <table:table-cell office:value-type="string" calcext:value-type="string">
            <text:p>mae3_test</text:p>
          </table:table-cell>
          <table:table-cell office:value-type="string" calcext:value-type="string">
            <text:p>mae4_test</text:p>
          </table:table-cell>
          <table:table-cell office:value-type="string" calcext:value-type="string">
            <text:p>mae5_test</text:p>
          </table:table-cell>
          <table:table-cell office:value-type="string" calcext:value-type="string">
            <text:p><text:s/>mae6_test</text:p>
          </table:table-cell>
          <table:table-cell office:value-type="string" calcext:value-type="string">
            <text:p>mae7_test</text:p>
          </table:table-cell>
          <table:table-cell office:value-type="string" calcext:value-type="string">
            <text:p>mae8_test</text:p>
          </table:table-cell>
          <table:table-cell office:value-type="string" calcext:value-type="string">
            <text:p>mseTest</text:p>
          </table:table-cell>
          <table:table-cell office:value-type="string" calcext:value-type="string">
            <text:p>maeTest</text:p>
          </table:table-cell>
          <table:table-cell table:number-columns-repeated="2"/>
        </table:table-row>
        <table:table-row table:style-name="ro1">
          <table:table-cell office:value-type="float" office:value="-2971.399" calcext:value-type="float">
            <text:p>-2971.39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73" calcext:value-type="float">
            <text:p>0.07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5" calcext:value-type="float">
            <text:p>0.015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relErr1</text:p>
          </table:table-cell>
          <table:table-cell office:value-type="string" calcext:value-type="string">
            <text:p>relErr2</text:p>
          </table:table-cell>
          <table:table-cell office:value-type="string" calcext:value-type="string">
            <text:p>relErr3</text:p>
          </table:table-cell>
          <table:table-cell office:value-type="string" calcext:value-type="string">
            <text:p>relErr4</text:p>
          </table:table-cell>
          <table:table-cell office:value-type="string" calcext:value-type="string">
            <text:p>relErr5</text:p>
          </table:table-cell>
          <table:table-cell office:value-type="string" calcext:value-type="string">
            <text:p>relErr6</text:p>
          </table:table-cell>
          <table:table-cell office:value-type="string" calcext:value-type="string">
            <text:p>relErr7</text:p>
          </table:table-cell>
          <table:table-cell office:value-type="string" calcext:value-type="string">
            <text:p>relErr8</text:p>
          </table:table-cell>
          <table:table-cell office:value-type="string" calcext:value-type="string">
            <text:p>propAssigned1</text:p>
          </table:table-cell>
          <table:table-cell office:value-type="string" calcext:value-type="string">
            <text:p>propAssigned2</text:p>
          </table:table-cell>
          <table:table-cell office:value-type="string" calcext:value-type="string">
            <text:p>propAssigned3</text:p>
          </table:table-cell>
          <table:table-cell office:value-type="string" calcext:value-type="string">
            <text:p>propAssigned4</text:p>
          </table:table-cell>
          <table:table-cell office:value-type="string" calcext:value-type="string">
            <text:p>propAssigned5</text:p>
          </table:table-cell>
          <table:table-cell table:number-columns-repeated="8"/>
        </table:table-row>
        <table:table-row table:style-name="ro1">
          <table:table-cell office:value-type="float" office:value="0.0009686277" calcext:value-type="float">
            <text:p>0.0009686277</text:p>
          </table:table-cell>
          <table:table-cell office:value-type="float" office:value="-0.1241169562" calcext:value-type="float">
            <text:p>-0.1241169562</text:p>
          </table:table-cell>
          <table:table-cell office:value-type="float" office:value="-0.9987777427" calcext:value-type="float">
            <text:p>-0.9987777427</text:p>
          </table:table-cell>
          <table:table-cell office:value-type="float" office:value="-1.0824853473" calcext:value-type="float">
            <text:p>-1.0824853473</text:p>
          </table:table-cell>
          <table:table-cell office:value-type="float" office:value="0.0302068999" calcext:value-type="float">
            <text:p>0.0302068999</text:p>
          </table:table-cell>
          <table:table-cell office:value-type="string" calcext:value-type="string">
            <text:p>-inf</text:p>
          </table:table-cell>
          <table:table-cell office:value-type="float" office:value="-1.0103905797" calcext:value-type="float">
            <text:p>-1.0103905797</text:p>
          </table:table-cell>
          <table:table-cell office:value-type="float" office:value="-0.9959157126" calcext:value-type="float">
            <text:p>-0.9959157126</text:p>
          </table:table-cell>
          <table:table-cell office:value-type="float" office:value="0.9834194957" calcext:value-type="float">
            <text:p>0.9834194957</text:p>
          </table:table-cell>
          <table:table-cell office:value-type="float" office:value="0.9738524439" calcext:value-type="float">
            <text:p>0.9738524439</text:p>
          </table:table-cell>
          <table:table-cell office:value-type="float" office:value="0.8579187044" calcext:value-type="float">
            <text:p>0.8579187044</text:p>
          </table:table-cell>
          <table:table-cell office:value-type="float" office:value="0.9954823903" calcext:value-type="float">
            <text:p>0.9954823903</text:p>
          </table:table-cell>
          <table:table-cell office:value-type="float" office:value="0.993729976" calcext:value-type="float">
            <text:p>0.993729976</text:p>
          </table:table-cell>
          <table:table-cell office:value-type="float" office:value="0.9973619145" calcext:value-type="float">
            <text:p>0.9973619145</text:p>
          </table:table-cell>
          <table:table-cell office:value-type="float" office:value="0.9983626468" calcext:value-type="float">
            <text:p>0.9983626468</text:p>
          </table:table-cell>
          <table:table-cell office:value-type="float" office:value="0.97130351" calcext:value-type="float">
            <text:p>0.971303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_z_dim</text:p>
          </table:table-cell>
          <table:table-cell office:value-type="string" calcext:value-type="string">
            <text:p>p_z_dim</text:p>
          </table:table-cell>
          <table:table-cell office:value-type="string" calcext:value-type="string">
            <text:p>p_x_dim</text:p>
          </table:table-cell>
          <table:table-cell office:value-type="string" calcext:value-type="string">
            <text:p>x2s_dim</text:p>
          </table:table-cell>
          <table:table-cell office:value-type="string" calcext:value-type="string">
            <text:p>y2s_dim</text:p>
          </table:table-cell>
          <table:table-cell office:value-type="string" calcext:value-type="string">
            <text:p>z2s_dim</text:p>
          </table:table-cell>
          <table:table-cell table:number-columns-repeated="15"/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mse1</text:p>
          </table:table-cell>
          <table:table-cell office:value-type="string" calcext:value-type="string">
            <text:p>mse2</text:p>
          </table:table-cell>
          <table:table-cell office:value-type="string" calcext:value-type="string">
            <text:p>mse3</text:p>
          </table:table-cell>
          <table:table-cell office:value-type="string" calcext:value-type="string">
            <text:p>mse4</text:p>
          </table:table-cell>
          <table:table-cell office:value-type="string" calcext:value-type="string">
            <text:p>mse5</text:p>
          </table:table-cell>
          <table:table-cell office:value-type="string" calcext:value-type="string">
            <text:p>mse6</text:p>
          </table:table-cell>
          <table:table-cell office:value-type="string" calcext:value-type="string">
            <text:p>mse7</text:p>
          </table:table-cell>
          <table:table-cell office:value-type="string" calcext:value-type="string">
            <text:p>mse8</text:p>
          </table:table-cell>
          <table:table-cell office:value-type="string" calcext:value-type="string">
            <text:p>mae1</text:p>
          </table:table-cell>
          <table:table-cell office:value-type="string" calcext:value-type="string">
            <text:p>mae2</text:p>
          </table:table-cell>
          <table:table-cell office:value-type="string" calcext:value-type="string">
            <text:p>mae3</text:p>
          </table:table-cell>
          <table:table-cell office:value-type="string" calcext:value-type="string">
            <text:p>mae4</text:p>
          </table:table-cell>
          <table:table-cell office:value-type="string" calcext:value-type="string">
            <text:p>mae5</text:p>
          </table:table-cell>
          <table:table-cell office:value-type="string" calcext:value-type="string">
            <text:p>mae6</text:p>
          </table:table-cell>
          <table:table-cell office:value-type="string" calcext:value-type="string">
            <text:p>mae7</text:p>
          </table:table-cell>
          <table:table-cell office:value-type="string" calcext:value-type="string">
            <text:p>mae8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4.07" calcext:value-type="float">
            <text:p>464.07</text:p>
          </table:table-cell>
          <table:table-cell office:value-type="float" office:value="11.87" calcext:value-type="float">
            <text:p>11.87</text:p>
          </table:table-cell>
          <table:table-cell office:value-type="float" office:value="1.191" calcext:value-type="float">
            <text:p>1.191</text:p>
          </table:table-cell>
          <table:table-cell office:value-type="float" office:value="1.09" calcext:value-type="float">
            <text:p>1.09</text:p>
          </table:table-cell>
          <table:table-cell office:value-type="float" office:value="1.146" calcext:value-type="float">
            <text:p>1.146</text:p>
          </table:table-cell>
          <table:table-cell office:value-type="float" office:value="1.096" calcext:value-type="float">
            <text:p>1.096</text:p>
          </table:table-cell>
          <table:table-cell office:value-type="float" office:value="1.157" calcext:value-type="float">
            <text:p>1.157</text:p>
          </table:table-cell>
          <table:table-cell office:value-type="float" office:value="1.174" calcext:value-type="float">
            <text:p>1.174</text:p>
          </table:table-cell>
          <table:table-cell office:value-type="float" office:value="1.12" calcext:value-type="float">
            <text:p>1.12</text:p>
          </table:table-cell>
          <table:table-cell office:value-type="float" office:value="1.046" calcext:value-type="float">
            <text:p>1.046</text:p>
          </table:table-cell>
          <table:table-cell office:value-type="float" office:value="0.864" calcext:value-type="float">
            <text:p>0.864</text:p>
          </table:table-cell>
          <table:table-cell office:value-type="float" office:value="0.83" calcext:value-type="float">
            <text:p>0.83</text:p>
          </table:table-cell>
          <table:table-cell office:value-type="float" office:value="0.85" calcext:value-type="float">
            <text:p>0.85</text:p>
          </table:table-cell>
          <table:table-cell office:value-type="float" office:value="0.831" calcext:value-type="float">
            <text:p>0.831</text:p>
          </table:table-cell>
          <table:table-cell office:value-type="float" office:value="0.837" calcext:value-type="float">
            <text:p>0.837</text:p>
          </table:table-cell>
          <table:table-cell office:value-type="float" office:value="0.86" calcext:value-type="float">
            <text:p>0.86</text:p>
          </table:table-cell>
          <table:table-cell office:value-type="float" office:value="0.841" calcext:value-type="float">
            <text:p>0.841</text:p>
          </table:table-cell>
          <table:table-cell office:value-type="float" office:value="0.812" calcext:value-type="float">
            <text:p>0.812</text:p>
          </table:table-cell>
          <table:table-cell office:value-type="float" office:value="1.1275" calcext:value-type="float">
            <text:p>1.1275</text:p>
          </table:table-cell>
          <table:table-cell office:value-type="float" office:value="0.8406" calcext:value-type="float">
            <text:p>0.84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854.61" calcext:value-type="float">
            <text:p>-2854.61</text:p>
          </table:table-cell>
          <table:table-cell office:value-type="float" office:value="0.92" calcext:value-type="float">
            <text:p>0.92</text:p>
          </table:table-cell>
          <table:table-cell office:value-type="float" office:value="0.126" calcext:value-type="float">
            <text:p>0.126</text:p>
          </table:table-cell>
          <table:table-cell office:value-type="float" office:value="0.041" calcext:value-type="float">
            <text:p>0.04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1" calcext:value-type="float">
            <text:p>0.001</text:p>
          </table:table-cell>
          <table:table-cell office:value-type="float" office:value="0.191" calcext:value-type="float">
            <text:p>0.19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12" calcext:value-type="float">
            <text:p>0.12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464" calcext:value-type="float">
            <text:p>0.04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878.49" calcext:value-type="float">
            <text:p>-2878.49</text:p>
          </table:table-cell>
          <table:table-cell office:value-type="float" office:value="0.04" calcext:value-type="float">
            <text:p>0.04</text:p>
          </table:table-cell>
          <table:table-cell office:value-type="float" office:value="0.077" calcext:value-type="float">
            <text:p>0.07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143" calcext:value-type="float">
            <text:p>0.14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72" calcext:value-type="float">
            <text:p>0.072</text:p>
          </table:table-cell>
          <table:table-cell office:value-type="float" office:value="0.08" calcext:value-type="float">
            <text:p>0.08</text:p>
          </table:table-cell>
          <table:table-cell office:value-type="float" office:value="0.082" calcext:value-type="float">
            <text:p>0.08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74" calcext:value-type="float">
            <text:p>0.0374</text:p>
          </table:table-cell>
          <table:table-cell office:value-type="float" office:value="0.0364" calcext:value-type="float">
            <text:p>0.03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896.66" calcext:value-type="float">
            <text:p>-2896.66</text:p>
          </table:table-cell>
          <table:table-cell office:value-type="float" office:value="0.04" calcext:value-type="float">
            <text:p>0.0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1" calcext:value-type="float">
            <text:p>0.001</text:p>
          </table:table-cell>
          <table:table-cell office:value-type="float" office:value="0.126" calcext:value-type="float">
            <text:p>0.126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1" calcext:value-type="float">
            <text:p>0.08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3" calcext:value-type="float">
            <text:p>0.0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338" calcext:value-type="float">
            <text:p>0.03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901.5" calcext:value-type="float">
            <text:p>-2901.5</text:p>
          </table:table-cell>
          <table:table-cell office:value-type="float" office:value="0.11" calcext:value-type="float">
            <text:p>0.11</text:p>
          </table:table-cell>
          <table:table-cell office:value-type="float" office:value="0.047" calcext:value-type="float">
            <text:p>0.04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91" calcext:value-type="float">
            <text:p>0.09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51" calcext:value-type="float">
            <text:p>0.051</text:p>
          </table:table-cell>
          <table:table-cell table:number-columns-repeated="2" office:value-type="float" office:value="0.079" calcext:value-type="float">
            <text:p>0.07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321" calcext:value-type="float">
            <text:p>0.03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2907.41" calcext:value-type="float">
            <text:p>-2907.41</text:p>
          </table:table-cell>
          <table:table-cell office:value-type="float" office:value="0.32" calcext:value-type="float">
            <text:p>0.32</text:p>
          </table:table-cell>
          <table:table-cell office:value-type="float" office:value="0.024" calcext:value-type="float">
            <text:p>0.024</text:p>
          </table:table-cell>
          <table:table-cell office:value-type="float" office:value="0.05" calcext:value-type="float">
            <text:p>0.0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41" calcext:value-type="float">
            <text:p>0.04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31" calcext:value-type="float">
            <text:p>0.031</text:p>
          </table:table-cell>
          <table:table-cell office:value-type="float" office:value="0.077" calcext:value-type="float">
            <text:p>0.077</text:p>
          </table:table-cell>
          <table:table-cell office:value-type="float" office:value="0.078" calcext:value-type="float">
            <text:p>0.07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2908.77" calcext:value-type="float">
            <text:p>-2908.77</text:p>
          </table:table-cell>
          <table:table-cell office:value-type="float" office:value="0.63" calcext:value-type="float">
            <text:p>0.63</text:p>
          </table:table-cell>
          <table:table-cell office:value-type="float" office:value="0.02" calcext:value-type="float">
            <text:p>0.02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31" calcext:value-type="float">
            <text:p>0.031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6" calcext:value-type="float">
            <text:p>0.07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269" calcext:value-type="float">
            <text:p>0.02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2907.29" calcext:value-type="float">
            <text:p>-2907.29</text:p>
          </table:table-cell>
          <table:table-cell office:value-type="float" office:value="2.22" calcext:value-type="float">
            <text:p>2.22</text:p>
          </table:table-cell>
          <table:table-cell office:value-type="float" office:value="0.031" calcext:value-type="float">
            <text:p>0.03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44" calcext:value-type="float">
            <text:p>0.044</text:p>
          </table:table-cell>
          <table:table-cell office:value-type="float" office:value="0.076" calcext:value-type="float">
            <text:p>0.076</text:p>
          </table:table-cell>
          <table:table-cell office:value-type="float" office:value="0.08" calcext:value-type="float">
            <text:p>0.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293" calcext:value-type="float">
            <text:p>0.029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2919.54" calcext:value-type="float">
            <text:p>-2919.54</text:p>
          </table:table-cell>
          <table:table-cell office:value-type="float" office:value="0.54" calcext:value-type="float">
            <text:p>0.5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8" calcext:value-type="float">
            <text:p>0.07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246" calcext:value-type="float">
            <text:p>0.02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2924.26" calcext:value-type="float">
            <text:p>-2924.26</text:p>
          </table:table-cell>
          <table:table-cell office:value-type="float" office:value="0.72" calcext:value-type="float">
            <text:p>0.7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6" calcext:value-type="float">
            <text:p>0.07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236" calcext:value-type="float">
            <text:p>0.023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2927.9" calcext:value-type="float">
            <text:p>-2927.9</text:p>
          </table:table-cell>
          <table:table-cell office:value-type="float" office:value="0.67" calcext:value-type="float">
            <text:p>0.6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5" calcext:value-type="float">
            <text:p>0.0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31" calcext:value-type="float">
            <text:p>0.023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2938.96" calcext:value-type="float">
            <text:p>-2938.9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9" calcext:value-type="float">
            <text:p>0.029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181" calcext:value-type="float">
            <text:p>0.018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2949.23" calcext:value-type="float">
            <text:p>-2949.23</text:p>
          </table:table-cell>
          <table:table-cell office:value-type="float" office:value="1.15" calcext:value-type="float">
            <text:p>1.1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7" calcext:value-type="float">
            <text:p>0.017</text:p>
          </table:table-cell>
          <table:table-cell office:value-type="float" office:value="0.074" calcext:value-type="float">
            <text:p>0.07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156" calcext:value-type="float">
            <text:p>0.015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2942.52" calcext:value-type="float">
            <text:p>-2942.52</text:p>
          </table:table-cell>
          <table:table-cell office:value-type="float" office:value="0.85" calcext:value-type="float">
            <text:p>0.8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" calcext:value-type="float">
            <text:p>0.01</text:p>
          </table:table-cell>
          <table:table-cell office:value-type="float" office:value="0.037" calcext:value-type="float">
            <text:p>0.037</text:p>
          </table:table-cell>
          <table:table-cell office:value-type="float" office:value="0.073" calcext:value-type="float">
            <text:p>0.07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2943.75" calcext:value-type="float">
            <text:p>-2943.75</text:p>
          </table:table-cell>
          <table:table-cell office:value-type="float" office:value="0.72" calcext:value-type="float">
            <text:p>0.7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" calcext:value-type="float">
            <text:p>0.01</text:p>
          </table:table-cell>
          <table:table-cell office:value-type="float" office:value="0.034" calcext:value-type="float">
            <text:p>0.034</text:p>
          </table:table-cell>
          <table:table-cell office:value-type="float" office:value="0.073" calcext:value-type="float">
            <text:p>0.07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175" calcext:value-type="float">
            <text:p>0.017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2950.63" calcext:value-type="float">
            <text:p>-2950.63</text:p>
          </table:table-cell>
          <table:table-cell office:value-type="float" office:value="3.06" calcext:value-type="float">
            <text:p>3.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9" calcext:value-type="float">
            <text:p>0.019</text:p>
          </table:table-cell>
          <table:table-cell office:value-type="float" office:value="0.073" calcext:value-type="float">
            <text:p>0.07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161" calcext:value-type="float">
            <text:p>0.016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2954.06" calcext:value-type="float">
            <text:p>-2954.06</text:p>
          </table:table-cell>
          <table:table-cell office:value-type="float" office:value="0.86" calcext:value-type="float">
            <text:p>0.86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" calcext:value-type="float">
            <text:p>0.01</text:p>
          </table:table-cell>
          <table:table-cell office:value-type="float" office:value="0.017" calcext:value-type="float">
            <text:p>0.017</text:p>
          </table:table-cell>
          <table:table-cell office:value-type="float" office:value="0.072" calcext:value-type="float">
            <text:p>0.072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154" calcext:value-type="float">
            <text:p>0.015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2930.88" calcext:value-type="float">
            <text:p>-2930.88</text:p>
          </table:table-cell>
          <table:table-cell office:value-type="float" office:value="11.04" calcext:value-type="float">
            <text:p>11.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" calcext:value-type="float">
            <text:p>0.0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74" calcext:value-type="float">
            <text:p>0.074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156" calcext:value-type="float">
            <text:p>0.015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2954.05" calcext:value-type="float">
            <text:p>-2954.05</text:p>
          </table:table-cell>
          <table:table-cell office:value-type="float" office:value="1.57" calcext:value-type="float">
            <text:p>1.5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" calcext:value-type="float">
            <text:p>0.01</text:p>
          </table:table-cell>
          <table:table-cell office:value-type="float" office:value="0.017" calcext:value-type="float">
            <text:p>0.017</text:p>
          </table:table-cell>
          <table:table-cell office:value-type="float" office:value="0.075" calcext:value-type="float">
            <text:p>0.075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158" calcext:value-type="float">
            <text:p>0.015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2919.12" calcext:value-type="float">
            <text:p>-2919.12</text:p>
          </table:table-cell>
          <table:table-cell office:value-type="float" office:value="2.43" calcext:value-type="float">
            <text:p>2.4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3" calcext:value-type="float">
            <text:p>0.023</text:p>
          </table:table-cell>
          <table:table-cell office:value-type="float" office:value="0.074" calcext:value-type="float">
            <text:p>0.07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69" calcext:value-type="float">
            <text:p>0.016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2957.13" calcext:value-type="float">
            <text:p>-2957.13</text:p>
          </table:table-cell>
          <table:table-cell office:value-type="float" office:value="0.49" calcext:value-type="float">
            <text:p>0.4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74" calcext:value-type="float">
            <text:p>0.07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154" calcext:value-type="float">
            <text:p>0.015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2967.25" calcext:value-type="float">
            <text:p>-2967.25</text:p>
          </table:table-cell>
          <table:table-cell office:value-type="float" office:value="0.67" calcext:value-type="float">
            <text:p>0.6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73" calcext:value-type="float">
            <text:p>0.07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149" calcext:value-type="float">
            <text:p>0.01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2968.89" calcext:value-type="float">
            <text:p>-2968.89</text:p>
          </table:table-cell>
          <table:table-cell office:value-type="float" office:value="0.8" calcext:value-type="float">
            <text:p>0.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73" calcext:value-type="float">
            <text:p>0.073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2968.88" calcext:value-type="float">
            <text:p>-2968.88</text:p>
          </table:table-cell>
          <table:table-cell office:value-type="float" office:value="1.01" calcext:value-type="float">
            <text:p>1.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73" calcext:value-type="float">
            <text:p>0.07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149" calcext:value-type="float">
            <text:p>0.014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2969.78" calcext:value-type="float">
            <text:p>-2969.78</text:p>
          </table:table-cell>
          <table:table-cell office:value-type="float" office:value="0.62" calcext:value-type="float">
            <text:p>0.6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73" calcext:value-type="float">
            <text:p>0.07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149" calcext:value-type="float">
            <text:p>0.014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2966.59" calcext:value-type="float">
            <text:p>-2966.59</text:p>
          </table:table-cell>
          <table:table-cell office:value-type="float" office:value="1.69" calcext:value-type="float">
            <text:p>1.6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156" calcext:value-type="float">
            <text:p>0.015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2961.59" calcext:value-type="float">
            <text:p>-2961.59</text:p>
          </table:table-cell>
          <table:table-cell office:value-type="float" office:value="4.54" calcext:value-type="float">
            <text:p>4.5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73" calcext:value-type="float">
            <text:p>0.07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54" calcext:value-type="float">
            <text:p>0.015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2970.9" calcext:value-type="float">
            <text:p>-2970.9</text:p>
          </table:table-cell>
          <table:table-cell office:value-type="float" office:value="0.73" calcext:value-type="float">
            <text:p>0.7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73" calcext:value-type="float">
            <text:p>0.07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148" calcext:value-type="float">
            <text:p>0.014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2966.31" calcext:value-type="float">
            <text:p>-2966.31</text:p>
          </table:table-cell>
          <table:table-cell office:value-type="float" office:value="1.38" calcext:value-type="float">
            <text:p>1.3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73" calcext:value-type="float">
            <text:p>0.07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148" calcext:value-type="float">
            <text:p>0.014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2971.01" calcext:value-type="float">
            <text:p>-2971.01</text:p>
          </table:table-cell>
          <table:table-cell office:value-type="float" office:value="1.21" calcext:value-type="float">
            <text:p>1.2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73" calcext:value-type="float">
            <text:p>0.07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148" calcext:value-type="float">
            <text:p>0.014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2971.85" calcext:value-type="float">
            <text:p>-2971.85</text:p>
          </table:table-cell>
          <table:table-cell office:value-type="float" office:value="0.78" calcext:value-type="float">
            <text:p>0.7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72" calcext:value-type="float">
            <text:p>0.07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144" calcext:value-type="float">
            <text:p>0.014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2968.05" calcext:value-type="float">
            <text:p>-2968.05</text:p>
          </table:table-cell>
          <table:table-cell office:value-type="float" office:value="1.44" calcext:value-type="float">
            <text:p>1.4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74" calcext:value-type="float">
            <text:p>0.07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2973.59" calcext:value-type="float">
            <text:p>-2973.59</text:p>
          </table:table-cell>
          <table:table-cell office:value-type="float" office:value="0.8" calcext:value-type="float">
            <text:p>0.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73" calcext:value-type="float">
            <text:p>0.07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2976.57" calcext:value-type="float">
            <text:p>-2976.57</text:p>
          </table:table-cell>
          <table:table-cell office:value-type="float" office:value="0.86" calcext:value-type="float">
            <text:p>0.8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73" calcext:value-type="float">
            <text:p>0.07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2973.34" calcext:value-type="float">
            <text:p>-2973.34</text:p>
          </table:table-cell>
          <table:table-cell office:value-type="float" office:value="0.86" calcext:value-type="float">
            <text:p>0.8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73" calcext:value-type="float">
            <text:p>0.07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45" calcext:value-type="float">
            <text:p>0.014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2973.8" calcext:value-type="float">
            <text:p>-2973.8</text:p>
          </table:table-cell>
          <table:table-cell office:value-type="float" office:value="1.16" calcext:value-type="float">
            <text:p>1.1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72" calcext:value-type="float">
            <text:p>0.07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145" calcext:value-type="float">
            <text:p>0.014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2965.92" calcext:value-type="float">
            <text:p>-2965.92</text:p>
          </table:table-cell>
          <table:table-cell office:value-type="float" office:value="4.68" calcext:value-type="float">
            <text:p>4.6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155" calcext:value-type="float">
            <text:p>0.015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2955.02" calcext:value-type="float">
            <text:p>-2955.02</text:p>
          </table:table-cell>
          <table:table-cell office:value-type="float" office:value="3.9" calcext:value-type="float">
            <text:p>3.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74" calcext:value-type="float">
            <text:p>0.07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149" calcext:value-type="float">
            <text:p>0.014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2976.12" calcext:value-type="float">
            <text:p>-2976.12</text:p>
          </table:table-cell>
          <table:table-cell office:value-type="float" office:value="0.95" calcext:value-type="float">
            <text:p>0.9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74" calcext:value-type="float">
            <text:p>0.07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148" calcext:value-type="float">
            <text:p>0.014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2976.7" calcext:value-type="float">
            <text:p>-2976.7</text:p>
          </table:table-cell>
          <table:table-cell office:value-type="float" office:value="0.88" calcext:value-type="float">
            <text:p>0.8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73" calcext:value-type="float">
            <text:p>0.07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perReal1</text:p>
          </table:table-cell>
          <table:table-cell office:value-type="string" calcext:value-type="string">
            <text:p>perReal2</text:p>
          </table:table-cell>
          <table:table-cell office:value-type="string" calcext:value-type="string">
            <text:p>perReal3</text:p>
          </table:table-cell>
          <table:table-cell office:value-type="string" calcext:value-type="string">
            <text:p>perReal4</text:p>
          </table:table-cell>
          <table:table-cell office:value-type="string" calcext:value-type="string">
            <text:p>perReal5</text:p>
          </table:table-cell>
          <table:table-cell office:value-type="string" calcext:value-type="string">
            <text:p>perReal6</text:p>
          </table:table-cell>
          <table:table-cell office:value-type="string" calcext:value-type="string">
            <text:p>perReal7</text:p>
          </table:table-cell>
          <table:table-cell office:value-type="string" calcext:value-type="string">
            <text:p>perReal8</text:p>
          </table:table-cell>
          <table:table-cell office:value-type="string" calcext:value-type="string">
            <text:p>perPredict1</text:p>
          </table:table-cell>
          <table:table-cell office:value-type="string" calcext:value-type="string">
            <text:p>perPredict2</text:p>
          </table:table-cell>
          <table:table-cell office:value-type="string" calcext:value-type="string">
            <text:p>perPredict3</text:p>
          </table:table-cell>
          <table:table-cell office:value-type="string" calcext:value-type="string">
            <text:p>perPredict4</text:p>
          </table:table-cell>
          <table:table-cell office:value-type="string" calcext:value-type="string">
            <text:p>perPredict5</text:p>
          </table:table-cell>
          <table:table-cell office:value-type="string" calcext:value-type="string">
            <text:p>perPredict6</text:p>
          </table:table-cell>
          <table:table-cell office:value-type="string" calcext:value-type="string">
            <text:p>perPredict7</text:p>
          </table:table-cell>
          <table:table-cell office:value-type="string" calcext:value-type="string">
            <text:p>perPredict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843" calcext:value-type="float">
            <text:p>0.3843</text:p>
          </table:table-cell>
          <table:table-cell office:value-type="float" office:value="0.2533" calcext:value-type="float">
            <text:p>0.2533</text:p>
          </table:table-cell>
          <table:table-cell office:value-type="float" office:value="0.2274" calcext:value-type="float">
            <text:p>0.2274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843" calcext:value-type="float">
            <text:p>0.0843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391" calcext:value-type="float">
            <text:p>0.0391</text:p>
          </table:table-cell>
          <table:table-cell office:value-type="float" office:value="0.3852" calcext:value-type="float">
            <text:p>0.3852</text:p>
          </table:table-cell>
          <table:table-cell office:value-type="float" office:value="0.2194" calcext:value-type="float">
            <text:p>0.2194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863" calcext:value-type="float">
            <text:p>0.0863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.0008" calcext:value-type="float">
            <text:p>-0.00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873" calcext:value-type="float">
            <text:p>0.3873</text:p>
          </table:table-cell>
          <table:table-cell office:value-type="float" office:value="0.2394" calcext:value-type="float">
            <text:p>0.2394</text:p>
          </table:table-cell>
          <table:table-cell office:value-type="float" office:value="0.2276" calcext:value-type="float">
            <text:p>0.2276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878" calcext:value-type="float">
            <text:p>0.0878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3857" calcext:value-type="float">
            <text:p>0.3857</text:p>
          </table:table-cell>
          <table:table-cell office:value-type="float" office:value="0.2084" calcext:value-type="float">
            <text:p>0.2084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93" calcext:value-type="float">
            <text:p>0.093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-0.0016" calcext:value-type="float">
            <text:p>-0.001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819" calcext:value-type="float">
            <text:p>0.3819</text:p>
          </table:table-cell>
          <table:table-cell office:value-type="float" office:value="0.2441" calcext:value-type="float">
            <text:p>0.2441</text:p>
          </table:table-cell>
          <table:table-cell office:value-type="float" office:value="0.2776" calcext:value-type="float">
            <text:p>0.277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391" calcext:value-type="float">
            <text:p>0.039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2111" calcext:value-type="float">
            <text:p>0.2111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0449" calcext:value-type="float">
            <text:p>0.044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-0.0032" calcext:value-type="float">
            <text:p>-0.003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887" calcext:value-type="float">
            <text:p>0.3887</text:p>
          </table:table-cell>
          <table:table-cell office:value-type="float" office:value="0.2275" calcext:value-type="float">
            <text:p>0.2275</text:p>
          </table:table-cell>
          <table:table-cell office:value-type="float" office:value="0.2233" calcext:value-type="float">
            <text:p>0.2233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1065" calcext:value-type="float">
            <text:p>0.106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3854" calcext:value-type="float">
            <text:p>0.3854</text:p>
          </table:table-cell>
          <table:table-cell office:value-type="float" office:value="0.203" calcext:value-type="float">
            <text:p>0.203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.1016" calcext:value-type="float">
            <text:p>0.101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" calcext:value-type="float">
            <text:p>0</text:p>
          </table:table-cell>
          <table:table-cell office:value-type="float" office:value="-0.0002" calcext:value-type="float">
            <text:p>-0.000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186" calcext:value-type="float">
            <text:p>0.4186</text:p>
          </table:table-cell>
          <table:table-cell office:value-type="float" office:value="0.2263" calcext:value-type="float">
            <text:p>0.2263</text:p>
          </table:table-cell>
          <table:table-cell office:value-type="float" office:value="0.2206" calcext:value-type="float">
            <text:p>0.2206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828" calcext:value-type="float">
            <text:p>0.082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4182" calcext:value-type="float">
            <text:p>0.4182</text:p>
          </table:table-cell>
          <table:table-cell office:value-type="float" office:value="0.2007" calcext:value-type="float">
            <text:p>0.2007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82" calcext:value-type="float">
            <text:p>0.082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.0017" calcext:value-type="float">
            <text:p>0.001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39" calcext:value-type="float">
            <text:p>0.3539</text:p>
          </table:table-cell>
          <table:table-cell office:value-type="float" office:value="0.2259" calcext:value-type="float">
            <text:p>0.2259</text:p>
          </table:table-cell>
          <table:table-cell office:value-type="float" office:value="0.2298" calcext:value-type="float">
            <text:p>0.2298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1221" calcext:value-type="float">
            <text:p>0.1221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3496" calcext:value-type="float">
            <text:p>0.3496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0041" calcext:value-type="float">
            <text:p>0.0041</text:p>
          </table:table-cell>
          <table:table-cell office:value-type="float" office:value="0" calcext:value-type="float">
            <text:p>0</text:p>
          </table:table-cell>
          <table:table-cell office:value-type="float" office:value="0.1246" calcext:value-type="float">
            <text:p>0.1246</text:p>
          </table:table-cell>
          <table:table-cell office:value-type="float" office:value="0.0011" calcext:value-type="float">
            <text:p>0.0011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.0009" calcext:value-type="float">
            <text:p>0.000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92" calcext:value-type="float">
            <text:p>0.3792</text:p>
          </table:table-cell>
          <table:table-cell office:value-type="float" office:value="0.2233" calcext:value-type="float">
            <text:p>0.2233</text:p>
          </table:table-cell>
          <table:table-cell office:value-type="float" office:value="0.2103" calcext:value-type="float">
            <text:p>0.2103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1371" calcext:value-type="float">
            <text:p>0.1371</text:p>
          </table:table-cell>
          <table:table-cell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439" calcext:value-type="float">
            <text:p>0.0439</text:p>
          </table:table-cell>
          <table:table-cell office:value-type="float" office:value="0.3874" calcext:value-type="float">
            <text:p>0.3874</text:p>
          </table:table-cell>
          <table:table-cell office:value-type="float" office:value="0.1975" calcext:value-type="float">
            <text:p>0.1975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764" calcext:value-type="float">
            <text:p>0.3764</text:p>
          </table:table-cell>
          <table:table-cell office:value-type="float" office:value="0.2202" calcext:value-type="float">
            <text:p>0.2202</text:p>
          </table:table-cell>
          <table:table-cell office:value-type="float" office:value="0.2307" calcext:value-type="float">
            <text:p>0.2307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119" calcext:value-type="float">
            <text:p>0.1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431" calcext:value-type="float">
            <text:p>0.0431</text:p>
          </table:table-cell>
          <table:table-cell office:value-type="float" office:value="0.3801" calcext:value-type="float">
            <text:p>0.3801</text:p>
          </table:table-cell>
          <table:table-cell office:value-type="float" office:value="0.1922" calcext:value-type="float">
            <text:p>0.1922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223" calcext:value-type="float">
            <text:p>0.1223</text:p>
          </table:table-cell>
          <table:table-cell office:value-type="float" office:value="-0.002" calcext:value-type="float">
            <text:p>-0.002</text:p>
          </table:table-cell>
          <table:table-cell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843" calcext:value-type="float">
            <text:p>0.3843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2653" calcext:value-type="float">
            <text:p>0.2653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445" calcext:value-type="float">
            <text:p>0.0445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509" calcext:value-type="float">
            <text:p>0.0509</text:p>
          </table:table-cell>
          <table:table-cell office:value-type="float" office:value="0.3829" calcext:value-type="float">
            <text:p>0.3829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0012" calcext:value-type="float">
            <text:p>0.0012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491" calcext:value-type="float">
            <text:p>0.0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2" calcext:value-type="float">
            <text:p>-0.000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271" calcext:value-type="float">
            <text:p>0.4271</text:p>
          </table:table-cell>
          <table:table-cell office:value-type="float" office:value="0.2511" calcext:value-type="float">
            <text:p>0.2511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47" calcext:value-type="float">
            <text:p>0.0247</text:p>
          </table:table-cell>
          <table:table-cell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4265" calcext:value-type="float">
            <text:p>0.4265</text:p>
          </table:table-cell>
          <table:table-cell office:value-type="float" office:value="0.2222" calcext:value-type="float">
            <text:p>0.2222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002" calcext:value-type="float">
            <text:p>0.0002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.0015" calcext:value-type="float">
            <text:p>0.0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0.3882" calcext:value-type="float">
            <text:p>0.3882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2358" calcext:value-type="float">
            <text:p>0.2358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848" calcext:value-type="float">
            <text:p>0.0848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3886" calcext:value-type="float">
            <text:p>0.3886</text:p>
          </table:table-cell>
          <table:table-cell office:value-type="float" office:value="0.2062" calcext:value-type="float">
            <text:p>0.2062</text:p>
          </table:table-cell>
          <table:table-cell office:value-type="float" office:value="0.0004" calcext:value-type="float">
            <text:p>0.0004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.0866" calcext:value-type="float">
            <text:p>0.0866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float" office:value="0.3882" calcext:value-type="float">
            <text:p>0.3882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2358" calcext:value-type="float">
            <text:p>0.2358</text:p>
          </table:table-cell>
          <table:table-cell office:value-type="float" office:value="0.0848" calcext:value-type="float">
            <text:p>0.0848</text:p>
          </table:table-cell>
          <table:table-cell table:formula="of:=SUM([.E65];[.G65];[.H65];[.I65];)" office:value-type="float" office:value="0.0558" calcext:value-type="float">
            <text:p>0.0558</text:p>
          </table:table-cell>
          <table:table-cell table:number-columns-repeated="3"/>
          <table:table-cell office:value-type="float" office:value="0.3886" calcext:value-type="float">
            <text:p>0.3886</text:p>
          </table:table-cell>
          <table:table-cell office:value-type="float" office:value="0.2062" calcext:value-type="float">
            <text:p>0.206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866" calcext:value-type="float">
            <text:p>0.0866</text:p>
          </table:table-cell>
          <table:table-cell table:formula="of:=SUM([.M65];[.O65];[.P65];[.Q65])" office:value-type="float" office:value="-0.0003" calcext:value-type="float">
            <text:p>-0.000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8-06-18T17:20:09.657944138</dc:date>
    <meta:editing-duration>P0D</meta:editing-duration>
    <meta:editing-cycles>1</meta:editing-cycles>
    <meta:document-statistic meta:table-count="1" meta:cell-count="116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004cm" svg:height="4.906cm" xlink:href=".." xlink:type="simple" chart:class="chart:circle" chart:style-name="ch1">
        <chart:legend chart:legend-position="end" svg:x="8.064cm" svg:y="1.158cm" style:legend-expansion="high" chart:style-name="ch2"/>
        <chart:plot-area chart:style-name="ch3" table:cell-range-address="Sheet1.B67:Sheet1.F67" svg:x="0.18cm" svg:y="0.098cm" svg:width="7.704cm" svg:height="4.71cm">
          <chartooo:coordinate-region svg:x="1.677cm" svg:y="0.099cm" svg:width="4.709cm" svg:height="4.7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67:Sheet1.F6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67</text:p>
                <draw:g>
                  <svg:desc/>
                </draw:g>
              </table:table-cell>
              <table:table-cell office:value-type="float" office:value="0.3882">
                <text:p>0.3882</text:p>
                <draw:g>
                  <svg:desc>Sheet1.B67:Sheet1.F67</svg:desc>
                </draw:g>
              </table:table-cell>
              <table:table-cell office:value-type="float" office:value="0.2355">
                <text:p>0.2355</text:p>
              </table:table-cell>
              <table:table-cell office:value-type="float" office:value="0.2358">
                <text:p>0.2358</text:p>
              </table:table-cell>
              <table:table-cell office:value-type="float" office:value="0.0848">
                <text:p>0.0848</text:p>
              </table:table-cell>
              <table:table-cell office:value-type="float" office:value="0.0558">
                <text:p>0.05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7.391cm" svg:height="4.32cm" xlink:href=".." xlink:type="simple" chart:class="chart:circle" chart:style-name="ch1">
        <chart:legend chart:legend-position="end" svg:x="6.451cm" svg:y="0.865cm" style:legend-expansion="high" chart:style-name="ch2"/>
        <chart:plot-area chart:style-name="ch3" table:cell-range-address="Sheet1.J67:Sheet1.N67" svg:x="0.147cm" svg:y="0.086cm" svg:width="6.157cm" svg:height="4.148cm">
          <chartooo:coordinate-region svg:x="1.152cm" svg:y="0.087cm" svg:width="4.147cm" svg:height="4.1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67:Sheet1.N6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67</text:p>
                <draw:g>
                  <svg:desc/>
                </draw:g>
              </table:table-cell>
              <table:table-cell office:value-type="float" office:value="0.3886">
                <text:p>0.3886</text:p>
                <draw:g>
                  <svg:desc>Sheet1.J67:Sheet1.N67</svg:desc>
                </draw:g>
              </table:table-cell>
              <table:table-cell office:value-type="float" office:value="0.2062">
                <text:p>0.2062</text:p>
              </table:table-cell>
              <table:table-cell office:value-type="float" office:value="0.0004">
                <text:p>0.0004</text:p>
              </table:table-cell>
              <table:table-cell office:value-type="float" office:value="0.0866">
                <text:p>0.0866</text:p>
              </table:table-cell>
              <table:table-cell office:value-type="float" office:value="-0.0003">
                <text:p>-0.00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